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Phippsoya">
            <text:p>Phippsoya</text:p>
          </table:table-cell>
          <table:table-cell office:value-type="string" office:value="radiocarbon">
            <text:p>radiocarbon</text:p>
          </table:table-cell>
          <table:table-cell office:value-type="string" office:value="GX-22380">
            <text:p>GX-22380</text:p>
          </table:table-cell>
          <table:table-cell office:value-type="float" office:value="80.701">
            <text:p>80.701</text:p>
          </table:table-cell>
          <table:table-cell office:value-type="float" office:value="20.916">
            <text:p>20.916</text:p>
          </table:table-cell>
          <table:table-cell office:value-type="float" office:value="5925.0">
            <text:p>5925.0</text:p>
          </table:table-cell>
          <table:table-cell office:value-type="float" office:value="110.0">
            <text:p>110.0</text:p>
          </table:table-cell>
          <table:table-cell office:value-type="string" office:value="Cranium bone from whale skull, collagen fraction">
            <text:p>Cranium bone from whale skull, collagen fraction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Ingolfsson2000,FormanEtal2004">
            <text:p>FormanIngolfsson2000,FormanEtal2004</text:p>
          </table:table-cell>
        </table:table-row>
        <table:table-row>
          <table:table-cell office:value-type="string" office:value="Phippsoya">
            <text:p>Phippsoya</text:p>
          </table:table-cell>
          <table:table-cell office:value-type="string" office:value="radiocarbon">
            <text:p>radiocarbon</text:p>
          </table:table-cell>
          <table:table-cell office:value-type="string" office:value="T-3100">
            <text:p>T-3100</text:p>
          </table:table-cell>
          <table:table-cell office:value-type="float" office:value="80.703">
            <text:p>80.703</text:p>
          </table:table-cell>
          <table:table-cell office:value-type="float" office:value="20.791">
            <text:p>20.791</text:p>
          </table:table-cell>
          <table:table-cell office:value-type="float" office:value="9850.0">
            <text:p>9850.0</text:p>
          </table:table-cell>
          <table:table-cell office:value-type="float" office:value="60.0">
            <text:p>60.0</text:p>
          </table:table-cell>
          <table:table-cell office:value-type="string" office:value="Mya truncata shells from raised beach">
            <text:p>Mya truncata shells from raised beach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alvigsenNydal1981,FormanEtal2004">
            <text:p>SalvigsenNydal1981,FormanEtal2004</text:p>
          </table:table-cell>
        </table:table-row>
        <table:table-row>
          <table:table-cell office:value-type="string" office:value="Phippsoya">
            <text:p>Phippsoya</text:p>
          </table:table-cell>
          <table:table-cell office:value-type="string" office:value="radiocarbon">
            <text:p>radiocarbon</text:p>
          </table:table-cell>
          <table:table-cell office:value-type="string" office:value="GX-22387">
            <text:p>GX-22387</text:p>
          </table:table-cell>
          <table:table-cell office:value-type="float" office:value="80.701">
            <text:p>80.701</text:p>
          </table:table-cell>
          <table:table-cell office:value-type="float" office:value="20.916">
            <text:p>20.916</text:p>
          </table:table-cell>
          <table:table-cell office:value-type="float" office:value="9410.0">
            <text:p>9410.0</text:p>
          </table:table-cell>
          <table:table-cell office:value-type="float" office:value="60.0">
            <text:p>60.0</text:p>
          </table:table-cell>
          <table:table-cell office:value-type="string" office:value="Paired Hiatella arctica from littoral gravels">
            <text:p>Paired Hiatella arctica from littoral grave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Ingolfsson2000,FormanEtal2004">
            <text:p>FormanIngolfsson2000,FormanEtal2004</text:p>
          </table:table-cell>
        </table:table-row>
        <table:table-row>
          <table:table-cell office:value-type="string" office:value="Phippsoya">
            <text:p>Phippsoya</text:p>
          </table:table-cell>
          <table:table-cell office:value-type="string" office:value="radiocarbon">
            <text:p>radiocarbon</text:p>
          </table:table-cell>
          <table:table-cell office:value-type="string" office:value="GX-22382">
            <text:p>GX-22382</text:p>
          </table:table-cell>
          <table:table-cell office:value-type="float" office:value="80.701">
            <text:p>80.701</text:p>
          </table:table-cell>
          <table:table-cell office:value-type="float" office:value="20.916">
            <text:p>20.916</text:p>
          </table:table-cell>
          <table:table-cell office:value-type="float" office:value="6225.0">
            <text:p>6225.0</text:p>
          </table:table-cell>
          <table:table-cell office:value-type="float" office:value="115.0">
            <text:p>115.0</text:p>
          </table:table-cell>
          <table:table-cell office:value-type="string" office:value="3.5-m long log embedded in raised beach berm">
            <text:p>3.5-m long log embedded in raised beach berm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Ingolfsson2000,FormanEtal2004">
            <text:p>FormanIngolfsson2000,FormanEtal2004</text:p>
          </table:table-cell>
        </table:table-row>
        <table:table-row>
          <table:table-cell office:value-type="string" office:value="Phippsoya">
            <text:p>Phippsoya</text:p>
          </table:table-cell>
          <table:table-cell office:value-type="string" office:value="radiocarbon">
            <text:p>radiocarbon</text:p>
          </table:table-cell>
          <table:table-cell office:value-type="string" office:value="GX-22379">
            <text:p>GX-22379</text:p>
          </table:table-cell>
          <table:table-cell office:value-type="float" office:value="80.701">
            <text:p>80.701</text:p>
          </table:table-cell>
          <table:table-cell office:value-type="float" office:value="20.916">
            <text:p>20.916</text:p>
          </table:table-cell>
          <table:table-cell office:value-type="float" office:value="9820.0">
            <text:p>9820.0</text:p>
          </table:table-cell>
          <table:table-cell office:value-type="float" office:value="140.0">
            <text:p>140.0</text:p>
          </table:table-cell>
          <table:table-cell office:value-type="string" office:value="Whale ear bone from partially buried skull, collagen fraction">
            <text:p>Whale ear bone from partially buried skull, collagen fraction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Ingolfsson2000,FormanEtal2004">
            <text:p>FormanIngolfsson2000,FormanEtal2004</text:p>
          </table:table-cell>
        </table:table-row>
        <table:table-row>
          <table:table-cell office:value-type="string" office:value="Phippsoya">
            <text:p>Phippsoya</text:p>
          </table:table-cell>
          <table:table-cell office:value-type="string" office:value="radiocarbon">
            <text:p>radiocarbon</text:p>
          </table:table-cell>
          <table:table-cell office:value-type="string" office:value="GX-22381">
            <text:p>GX-22381</text:p>
          </table:table-cell>
          <table:table-cell office:value-type="float" office:value="80.701">
            <text:p>80.701</text:p>
          </table:table-cell>
          <table:table-cell office:value-type="float" office:value="20.916">
            <text:p>20.916</text:p>
          </table:table-cell>
          <table:table-cell office:value-type="float" office:value="5725.0">
            <text:p>5725.0</text:p>
          </table:table-cell>
          <table:table-cell office:value-type="float" office:value="115.0">
            <text:p>115.0</text:p>
          </table:table-cell>
          <table:table-cell office:value-type="string" office:value="&gt;0.75-m long log embedded in raised beach gravel">
            <text:p>&gt;0.75-m long log embedded in raised beach gravel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Ingolfsson2000,FormanEtal2004">
            <text:p>FormanIngolfsson2000,FormanEtal2004</text:p>
          </table:table-cell>
        </table:table-row>
        <table:table-row>
          <table:table-cell office:value-type="string" office:value="Phippsoya">
            <text:p>Phippsoya</text:p>
          </table:table-cell>
          <table:table-cell office:value-type="string" office:value="radiocarbon">
            <text:p>radiocarbon</text:p>
          </table:table-cell>
          <table:table-cell office:value-type="string" office:value="GX-22386">
            <text:p>GX-22386</text:p>
          </table:table-cell>
          <table:table-cell office:value-type="float" office:value="80.701">
            <text:p>80.701</text:p>
          </table:table-cell>
          <table:table-cell office:value-type="float" office:value="20.916">
            <text:p>20.916</text:p>
          </table:table-cell>
          <table:table-cell office:value-type="float" office:value="9650.0">
            <text:p>9650.0</text:p>
          </table:table-cell>
          <table:table-cell office:value-type="float" office:value="60.0">
            <text:p>60.0</text:p>
          </table:table-cell>
          <table:table-cell office:value-type="string" office:value="Articulated Balanus balanus">
            <text:p>Articulated Balanus balanu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9.0">
            <text:p>9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FormanIngolfsson2000,FormanEtal2004">
            <text:p>FormanIngolfsson2000,FormanEtal20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